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a869" officeooo:paragraph-rsid="0018a869"/>
    </style:style>
    <style:style style:name="P2" style:family="paragraph" style:parent-style-name="Preformatted_20_Text">
      <style:text-properties officeooo:rsid="0018a869" officeooo:paragraph-rsid="001c92fd"/>
    </style:style>
    <style:style style:name="P3" style:family="paragraph" style:parent-style-name="Preformatted_20_Text">
      <style:text-properties officeooo:rsid="0018a869" officeooo:paragraph-rsid="001cba3e"/>
    </style:style>
    <style:style style:name="P4" style:family="paragraph" style:parent-style-name="Preformatted_20_Text">
      <style:text-properties officeooo:rsid="0018a869" officeooo:paragraph-rsid="001eec61"/>
    </style:style>
    <style:style style:name="P5" style:family="paragraph" style:parent-style-name="Preformatted_20_Text">
      <style:text-properties officeooo:rsid="0019873c" officeooo:paragraph-rsid="0019873c"/>
    </style:style>
    <style:style style:name="P6" style:family="paragraph" style:parent-style-name="Preformatted_20_Text">
      <style:text-properties officeooo:rsid="0019873c" officeooo:paragraph-rsid="001b4eac"/>
    </style:style>
    <style:style style:name="P7" style:family="paragraph" style:parent-style-name="Preformatted_20_Text">
      <style:text-properties officeooo:rsid="0019873c" officeooo:paragraph-rsid="001c92fd"/>
    </style:style>
    <style:style style:name="P8" style:family="paragraph" style:parent-style-name="Preformatted_20_Text">
      <style:text-properties officeooo:rsid="0019873c" officeooo:paragraph-rsid="001cba3e"/>
    </style:style>
    <style:style style:name="P9" style:family="paragraph" style:parent-style-name="Preformatted_20_Text">
      <style:text-properties officeooo:rsid="001cba3e" officeooo:paragraph-rsid="001cba3e"/>
    </style:style>
    <style:style style:name="P10" style:family="paragraph" style:parent-style-name="Preformatted_20_Text">
      <style:text-properties officeooo:rsid="001ddca0" officeooo:paragraph-rsid="001ddca0"/>
    </style:style>
    <style:style style:name="P11" style:family="paragraph" style:parent-style-name="Preformatted_20_Text">
      <style:text-properties officeooo:rsid="001eec61" officeooo:paragraph-rsid="001eec61"/>
    </style:style>
    <style:style style:name="T1" style:family="text">
      <style:text-properties officeooo:rsid="0019873c"/>
    </style:style>
    <style:style style:name="T2" style:family="text">
      <style:text-properties officeooo:rsid="001b4eac"/>
    </style:style>
    <style:style style:name="T3" style:family="text">
      <style:text-properties officeooo:rsid="001c92fd"/>
    </style:style>
    <style:style style:name="T4" style:family="text">
      <style:text-properties officeooo:rsid="001cba3e"/>
    </style:style>
    <style:style style:name="T5" style:family="text">
      <style:text-properties officeooo:rsid="001ddca0"/>
    </style:style>
    <style:style style:name="T6" style:family="text">
      <style:text-properties officeooo:rsid="001ee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cheme</text:p>
      <text:p text:style-name="P4"/>
      <text:p text:style-name="P4">User Object</text:p>
      <text:p text:style-name="P1"><text:tab/>Created by devise gem</text:p>
      <text:p text:style-name="P1"/>
      <text:p text:style-name="P1">Pet <text:span text:style-name="T1">Object</text:span></text:p>
      <text:p text:style-name="P1"><text:tab/>user_id (user who owns the pet)<text:tab/>integer</text:p>
      <text:p text:style-name="P1"><text:tab/>name<text:tab/><text:tab/><text:tab/><text:tab/><text:tab/><text:tab/>string</text:p>
      <text:p text:style-name="P1"><text:tab/><text:span text:style-name="T3">sex<text:tab/><text:tab/><text:tab/><text:tab/><text:tab/><text:tab/>boolean</text:span></text:p>
      <text:p text:style-name="P1"><text:tab/>health<text:tab/><text:tab/><text:tab/><text:tab/><text:tab/>integer</text:p>
      <text:p text:style-name="P1"><text:tab/>clean<text:tab/><text:tab/><text:tab/><text:tab/><text:tab/><text:tab/>integer</text:p>
      <text:p text:style-name="P2"><text:tab/><text:span text:style-name="T3">mood<text:tab/><text:tab/><text:tab/><text:tab/><text:tab/><text:tab/>integer</text:span></text:p>
      <text:p text:style-name="P9"><text:tab/>status<text:tab/><text:tab/><text:tab/><text:tab/><text:tab/>boolean</text:p>
      <text:p text:style-name="P3"><text:tab/><text:span text:style-name="T4">asleep<text:tab/><text:tab/><text:tab/><text:tab/><text:tab/>boolean</text:span></text:p>
      <text:p text:style-name="P3"><text:tab/>strength<text:tab/><text:tab/><text:tab/><text:tab/><text:tab/><text:span text:style-name="T1">integer</text:span></text:p>
      <text:p text:style-name="P1"><text:tab/>defense<text:tab/><text:tab/><text:tab/><text:tab/><text:tab/><text:span text:style-name="T1">integer</text:span></text:p>
      <text:p text:style-name="P1"><text:tab/><text:span text:style-name="T3">age<text:tab/><text:tab/><text:tab/><text:tab/><text:tab/><text:tab/>date</text:span></text:p>
      <text:p text:style-name="P1"/>
      <text:p text:style-name="P5">Inventory Object</text:p>
      <text:p text:style-name="P5"><text:tab/>user_id<text:tab/><text:tab/><text:tab/><text:tab/><text:tab/>integer</text:p>
      <text:p text:style-name="P5"><text:tab/>item_name<text:tab/><text:tab/><text:tab/><text:tab/><text:tab/>string</text:p>
      <text:p text:style-name="P6"><text:tab/><text:span text:style-name="T2">item_effect<text:tab/><text:tab/><text:tab/><text:tab/><text:tab/>integer</text:span></text:p>
      <text:p text:style-name="P6"><text:tab/><text:span text:style-name="T2">item_des<text:tab/><text:tab/><text:tab/><text:tab/><text:tab/>string</text:span></text:p>
      <text:p text:style-name="P6"><text:tab/>money<text:tab/><text:tab/><text:tab/><text:tab/><text:tab/><text:tab/>integer</text:p>
      <text:p text:style-name="P1"/>
      <text:p text:style-name="P5">Game Object</text:p>
      <text:p text:style-name="P5"><text:tab/><text:span text:style-name="T4">user_id</text:span></text:p>
      <text:p text:style-name="P5"><text:tab/><text:span text:style-name="T3">game_name<text:tab/><text:tab/><text:tab/><text:tab/><text:tab/>string</text:span><text:tab/></text:p>
      <text:p text:style-name="P5"><text:tab/><text:span text:style-name="T3">game_des<text:tab/><text:tab/><text:tab/><text:tab/><text:tab/>string</text:span></text:p>
      <text:p text:style-name="P5"><text:tab/><text:span text:style-name="T3">game_prize<text:tab/><text:tab/><text:tab/><text:tab/><text:tab/>int</text:span></text:p>
      <text:p text:style-name="P5"/>
      <text:p text:style-name="P5">Shop Object</text:p>
      <text:p text:style-name="P5"><text:tab/><text:span text:style-name="T4">user_id</text:span></text:p>
      <text:p text:style-name="P5"><text:tab/>item_name<text:tab/><text:tab/><text:tab/><text:tab/><text:tab/>string</text:p>
      <text:p text:style-name="P6"><text:tab/><text:span text:style-name="T2">item_des<text:tab/><text:tab/><text:tab/><text:tab/><text:tab/>string</text:span></text:p>
      <text:p text:style-name="P6"><text:tab/>price<text:tab/><text:tab/><text:tab/><text:tab/><text:tab/><text:tab/>integer</text:p>
      <text:p text:style-name="P5"/>
      <text:p text:style-name="P7"><text:span text:style-name="T3">Highscore Object</text:span></text:p>
      <text:p text:style-name="P8"><text:tab/><text:span text:style-name="T6">pet_id</text:span></text:p>
      <text:p text:style-name="P8"><text:span text:style-name="T3"><text:tab/>score<text:tab/><text:tab/><text:tab/><text:tab/><text:tab/><text:tab/>integer</text:span></text:p>
      <text:p text:style-name="P8"/>
      <text:p text:style-name="P9">User has_one <text:span text:style-name="T5">Pet; a Pet belongs_to a User</text:span></text:p>
      <text:p text:style-name="P10">User has_one Inventory; an Inventory belongs_to a User</text:p>
      <text:p text:style-name="P10">User has_one Game; a Game belongs_to a User</text:p>
      <text:p text:style-name="P10">User Has_one Shop, a Shop belongs_to a User</text:p>
      <text:p text:style-name="P11">Highscore has_many Pet; a Pet belongs_to a Highsc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23:47:12.414443659</dc:date>
    <meta:document-statistic meta:table-count="0" meta:image-count="0" meta:object-count="0" meta:page-count="1" meta:paragraph-count="39" meta:word-count="111" meta:character-count="826" meta:non-whitespace-character-count="630"/>
    <meta:generator>LibreOffice/4.2.8.2$Linux_X86_64 LibreOffice_project/420m0$Build-2</meta:generator>
  </office:meta>
</office:document-meta>
</file>